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PHARISEES (12:1-14, 22-4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PHARISEES (12:1-14, 22-4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abbath conflict (12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abbath conflict (12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 regard to eating on the Sabbath (12:1-8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In regard to eating on the Sabbath (12:1-8):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purpose of the Sabbath (12:1-7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urpose of the Sabbath (12:1-7):<text:s text:c="1"/></text:span><text:span text:style-name="a472" text:class-names=""/></text:p>
          </draw:text-box>
          <svg:title/>
          <svg:desc/>
        </draw:frame>
        <draw:frame draw:id="id92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As seen in the life of David (12:3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s seen in the law of Moses (12:5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As seen in the Book of Hosea (12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6" draw:style-name="a488" draw:master-page-name="Master1-Layout12-tx-Title-and-Text" presentation:presentation-page-layout-name="Master1-PPL12" draw:id="Slide-261">
        <draw:frame draw:id="id93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In regard to eating on the Sabbath (12:1-8):<text:s text:c="1"/></text:span><text:span text:style-name="a490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urpose of the Sabbath (12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erson of the Sabbath (12: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Sabbath conflict (12:1-14):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n regard to eating on the Sabbath (12:1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n regard to healing on the Sabbath (12:9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In regard to healing on the Sabbath (12:9-14):<text:s text:c="1"/></text:span><text:span text:style-name="a520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accusation (12:9-10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swer (12:11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ction by the Savior (12:13-1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2-tx-Title-and-Text" presentation:presentation-page-layout-name="Master1-PPL12" draw:id="Slide-264">
        <draw:frame draw:id="id99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Sabbath conflict (12:1-14):<text:s text:c="1"/></text:span><text:span text:style-name="a538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In regard to eating on the Sabbath (12:1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n regard to healing on the Sabbath (12:9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JESUS AND THE PHARISEES (12:1-14, 22-45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Sabbath conflict (12:1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source conflict (12:22-3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-title-Title-Slide" presentation:presentation-page-layout-name="Master1-PPL1" draw:id="Slide-266">
        <draw:frame draw:id="id103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<text:s text:c="1"/>The source conflict (12:22-37):<text:s text:c="1"/></text:span><text:span text:style-name="a568" text:class-names=""/></text:p>
          </draw:text-box>
          <svg:title/>
          <svg:desc/>
        </draw:frame>
        <draw:frame draw:id="id104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criticism by the Pharisees (12:22-29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criticism by the Pharisees (12:22-29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ir accusation (12:22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rgument (12:25-2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rgument (12:25-29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"A city or home divided against itself is doomed" (12:25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"If Satan is casting out Satan, he is fighting against himself" (12:26-2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criticism by the Pharisees (12:22-29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ir accusation (12:22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rgument (12:25-2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source conflict (12:22-37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riticism by the Pharisees (12:22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ondemnation of the Pharisees (12:30-3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-title-Title-Slide" presentation:presentation-page-layout-name="Master1-PPL1" draw:id="Slide-271">
        <draw:frame draw:id="id113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condemnation of the Pharisees (12:30-37)<text:s text:c="1"/></text:span><text:span text:style-name="a638" text:class-names=""/></text:p>
          </draw:text-box>
          <svg:title/>
          <svg:desc/>
        </draw:frame>
        <draw:frame draw:id="id114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Jesus says their sin is terrible (12:30-34).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7" draw:style-name="a646" draw:master-page-name="Master1-Layout12-tx-Title-and-Text" presentation:presentation-page-layout-name="Master1-PPL12" draw:id="Slide-272">
        <draw:frame draw:id="id115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Jesus says their sin is terrible (12:30-34).<text:s text:c="1"/></text:span><text:span text:style-name="a648" text:class-names=""/></text:p>
          </draw:text-box>
          <svg:title/>
          <svg:desc/>
        </draw:frame>
        <draw:frame draw:id="id116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y are corrupt fruit trees (12:30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y are poisonous snakes (12:3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8" draw:style-name="a661" draw:master-page-name="Master1-Layout12-tx-Title-and-Text" presentation:presentation-page-layout-name="Master1-PPL12" draw:id="Slide-273">
        <draw:frame draw:id="id117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condemnation of the Pharisees (12:30-37)<text:s text:c="1"/></text:span><text:span text:style-name="a663" text:class-names=""/></text:p>
          </draw:text-box>
          <svg:title/>
          <svg:desc/>
        </draw:frame>
        <draw:frame draw:id="id118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Jesus says their sin is terrible (12:30-34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Jesus says their sin is terminal (12:35-37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9" draw:style-name="a676" draw:master-page-name="Master1-Layout12-tx-Title-and-Text" presentation:presentation-page-layout-name="Master1-PPL12" draw:id="Slide-274">
        <draw:frame draw:id="id119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urce conflict (12:22-37):<text:s text:c="1"/></text:span><text:span text:style-name="a678" text:class-names=""/></text:p>
          </draw:text-box>
          <svg:title/>
          <svg:desc/>
        </draw:frame>
        <draw:frame draw:id="id120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riticism by the Pharisees (12:22-2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ondemnation of the Pharisees (12:30-37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20" draw:style-name="a691" draw:master-page-name="Master1-Layout12-tx-Title-and-Text" presentation:presentation-page-layout-name="Master1-PPL12" draw:id="Slide-275">
        <draw:frame draw:id="id121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JESUS AND THE PHARISEES (12:1-14, 22-45)<text:s text:c="1"/></text:span><text:span text:style-name="a693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abbath conflict (12:1-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urce conflict (12:22-37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ign conflict (12:38-4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ign conflict (12:38-45):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Jesus refers to Jonah and Nineveh (12:38-41).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Jesus refers to Jonah and Nineveh (12:38-41).<text:s text:c="1"/></text:span><text:span text:style-name="a721" text:class-names=""/></text:p>
          </draw:text-box>
          <svg:title/>
          <svg:desc/>
        </draw:frame>
        <draw:frame draw:id="id12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illustration from the life of the prophet of God (12:38-4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indictment from the lips of the people of Nineveh (12:4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3" draw:style-name="a734" draw:master-page-name="Master1-Layout12-tx-Title-and-Text" presentation:presentation-page-layout-name="Master1-PPL12" draw:id="Slide-278">
        <draw:frame draw:id="id12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sign conflict (12:38-45):<text:s text:c="1"/></text:span><text:span text:style-name="a736" text:class-names=""/></text:p>
          </draw:text-box>
          <svg:title/>
          <svg:desc/>
        </draw:frame>
        <draw:frame draw:id="id128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Jesus refers to Jonah and Nineveh (12:38-41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Jesus refers to Solomon and the Queen of Sheba (12:4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Jesus refers to eight evil spirits (12:43-45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Jesus refers to eight evil spirits (12:43-45):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first state of the man (12:43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final state of the man (12:44-4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sign conflict (12:38-45):<text:s text:c="1"/></text:span><text:span text:style-name="a769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Jesus refers to Jonah and Nineveh (12:38-4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Jesus refers to Solomon and the Queen of Sheba (12:4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Jesus refers to eight evil spirits (12:43-4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ESUS AND THE PHARISEES (12:1-14, 22-45)<text:s text:c="1"/></text:span><text:span text:style-name="a787" text:class-names=""/></text:p>
          </draw:text-box>
          <svg:title/>
          <svg:desc/>
        </draw:frame>
        <draw:frame draw:id="id134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abbath conflict (12:1-14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ource conflict (12:22-37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ign conflict (12:38-4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7" draw:style-name="a803" draw:master-page-name="Master1-Layout12-tx-Title-and-Text" presentation:presentation-page-layout-name="Master1-PPL12" draw:id="Slide-282">
        <draw:frame draw:id="id135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MATTHEW 12</text:span><text:span text:style-name="a805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JESUS AND THE PHARISEES (12:1-14, 22-45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JESUS AND THE PROPHECIES (12:15-21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-title-Title-Slide" presentation:presentation-page-layout-name="Master1-PPL1" draw:id="Slide-283">
        <draw:frame draw:id="id137" presentation:style-name="a822" draw:name="Title 1" svg:x="1.38in" svg:y="0.83in" svg:width="10.3in" svg:height="4.42in" presentation:class="title" presentation:placeholder="false">
          <draw:text-box>
            <text:p text:style-name="a821" text:class-names="" text:cond-style-name=""><text:span text:style-name="a819" text:class-names="">JESUS AND THE PROPHECIES (12:15-21):<text:s text:c="1"/></text:span><text:span text:style-name="a820" text:class-names=""/></text:p>
          </draw:text-box>
          <svg:title/>
          <svg:desc/>
        </draw:frame>
        <draw:frame draw:id="id138" presentation:style-name="a827" draw:name="Subtitle 2" svg:x="1.38in" svg:y="5.25in" svg:width="10.3in" svg:height="1.85in" presentation:class="subtitle" presentation:placeholder="false">
          <draw:text-box>
            <text:p text:style-name="a824" text:class-names="" text:cond-style-name=""><text:span text:style-name="a823" text:class-names=""><text:s text:c="1"/>Jesus' heavenly relationships (12:18a-1 8b)<text:s text:c="1"/></text:span></text:p>
            <text:p text:style-name="a826" text:class-names="" text:cond-style-name=""><text:span text:style-name="a825" text:class-names=""/></text:p>
          </draw:text-box>
          <svg:title/>
          <svg:desc/>
        </draw:frame>
      </draw:page>
      <draw:page draw:name="Slide29" draw:style-name="a828" draw:master-page-name="Master1-Layout12-tx-Title-and-Text" presentation:presentation-page-layout-name="Master1-PPL12" draw:id="Slide-284">
        <draw:frame draw:id="id139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Jesus' heavenly relationships (12:18a-1 8b)<text:s text:c="1"/></text:span><text:span text:style-name="a830" text:class-names=""/></text:p>
          </draw:text-box>
          <svg:title/>
          <svg:desc/>
        </draw:frame>
        <draw:frame draw:id="id140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Concerning the Father (12:18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Concerning the Spirit (12:18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30" draw:style-name="a843" draw:master-page-name="Master1-Layout12-tx-Title-and-Text" presentation:presentation-page-layout-name="Master1-PPL12" draw:id="Slide-285">
        <draw:frame draw:id="id141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JESUS AND THE PROPHECIES (12:15-21):<text:s text:c="1"/></text:span><text:span text:style-name="a845" text:class-names=""/></text:p>
          </draw:text-box>
          <svg:title/>
          <svg:desc/>
        </draw:frame>
        <draw:frame draw:id="id142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Jesus' heavenly relationships (12:18a-1 8b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Jesus' earthly actions (12:15-17, 18c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31" draw:style-name="a858" draw:master-page-name="Master1-Layout12-tx-Title-and-Text" presentation:presentation-page-layout-name="Master1-PPL12" draw:id="Slide-286">
        <draw:frame draw:id="id143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Jesus' earthly actions (12:15-17, 18c-21)<text:s text:c="1"/></text:span><text:span text:style-name="a860" text:class-names=""/></text:p>
          </draw:text-box>
          <svg:title/>
          <svg:desc/>
        </draw:frame>
        <draw:frame draw:id="id144" presentation:style-name="a878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Concerning the nations (12:18c, 2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Concerning himself (12:19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Concerning the weak and hopeless (12: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Concerning the sick (12:15-17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2" draw:style-name="a879" draw:master-page-name="Master1-Layout12-tx-Title-and-Text" presentation:presentation-page-layout-name="Master1-PPL12" draw:id="Slide-287">
        <draw:frame draw:id="id145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JESUS AND THE PROPHECIES (12:15-21):<text:s text:c="1"/></text:span><text:span text:style-name="a881" text:class-names=""/></text:p>
          </draw:text-box>
          <svg:title/>
          <svg:desc/>
        </draw:frame>
        <draw:frame draw:id="id146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Jesus' heavenly relationships (12:18a-1 8b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Jesus' earthly actions (12:15-17, 18c-21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3" draw:style-name="a894" draw:master-page-name="Master1-Layout12-tx-Title-and-Text" presentation:presentation-page-layout-name="Master1-PPL12" draw:id="Slide-288">
        <draw:frame draw:id="id147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MATTHEW 12</text:span><text:span text:style-name="a896" text:class-names=""/></text:p>
          </draw:text-box>
          <svg:title/>
          <svg:desc/>
        </draw:frame>
        <draw:frame draw:id="id148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JESUS AND THE PHARISEES (12:1-14, 22-45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JESUS AND THE PROPHECIES (12:15-21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JESUS AND HIS FAMILY (12:46-5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4" draw:style-name="a912" draw:master-page-name="Master1-Layout12-tx-Title-and-Text" presentation:presentation-page-layout-name="Master1-PPL12" draw:id="Slide-289">
        <draw:frame draw:id="id149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JESUS AND HIS FAMILY (12:46-50)<text:s text:c="1"/></text:span><text:span text:style-name="a914" text:class-names=""/></text:p>
          </draw:text-box>
          <svg:title/>
          <svg:desc/>
        </draw:frame>
        <draw:frame draw:id="id150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is earthly family (12:46-47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is eternal family (12:48-50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5" draw:style-name="a927" draw:master-page-name="Master1-Layout12-tx-Title-and-Text" presentation:presentation-page-layout-name="Master1-PPL12" draw:id="Slide-290">
        <draw:frame draw:id="id151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MATTHEW 12</text:span><text:span text:style-name="a929" text:class-names=""/></text:p>
          </draw:text-box>
          <svg:title/>
          <svg:desc/>
        </draw:frame>
        <draw:frame draw:id="id152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JESUS AND THE PHARISEES (12:1-14, 22-4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JESUS AND THE PROPHECIES (12:15-2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JESUS AND HIS FAMILY (12:46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2</dc:title>
    <meta:initial-creator>David STRICKLAND</meta:initial-creator>
    <dc:creator>David STRICKLAND</dc:creator>
    <meta:creation-date>2020-02-22T17:35:55Z</meta:creation-date>
    <dc:date>2020-02-22T17:35:55Z</dc:date>
    <meta:template xlink:href="BibleStudy" xlink:type="simple"/>
    <meta:editing-cycles>1</meta:editing-cycles>
    <meta:editing-duration>PT0S</meta:editing-duration>
    <meta:document-statistic meta:paragraph-count="107" meta:word-count="917"/>
  </office:meta>
</office:document-meta>
</file>